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c1167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c1167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I</text:span><text:span text:style-name="T5">I</text:span></text:p>
      <text:p text:style-name="P2"><text:span text:style-name="T6">Зеленоглазый человек, одетый в аккуратный серый костюм плавно водил по струнам аккуратной небольшой скрипки. Тоскливая и глубокая мелодия разносилась по залу. Спокойствие нарушил голос невысокого человека, вошедшего в зал. </text:span></text:p>
      <text:p text:style-name="P2"><text:span text:style-name="T6">–Виктор Сергеевич, к вам пришли, – произнес он. </text:span></text:p>
      <text:p text:style-name="P2"><text:span text:style-name="T6">–Кто там, Алексей?</text:span></text:p>
      <text:p text:style-name="P2"><text:span text:style-name="T6">–Мария Юрьевна вернулась из Будапешта. </text:span></text:p>
      <text:p text:style-name="P2"><text:span text:style-name="T6">–Пусть проходит, – сказал Виктор, убирая скрипку и поправляя волосы, собранные в аккуратный хвост. </text:span></text:p>
      <text:p text:style-name="P2"><text:span text:style-name="T6">В зал неторопливо вошла среднего роста стройная девушка с карими глазами и светлыми средней длины волосами. Подойдя к Виктору, она обхватила его шею руками, на что он обнял ее в ответ. </text:span></text:p>
      <text:p text:style-name="P2"><text:span text:style-name="T6">–Привет! – сказала она.</text:span></text:p>
      <text:p text:style-name="P2"><text:span text:style-name="T6">–Привет, – ответил Виктор. </text:span></text:p>
      <text:p text:style-name="P2"><text:span text:style-name="T6">–Как же я соскучилась по тебе. В Будапеште, конечно, классно, но как-то одиноко. Ты так и торчишь в своем офисе, пытаясь строить козни мировой элите? Выбрался бы хоть куда-нибудь. </text:span></text:p>
      <text:p text:style-name="P2"><text:span text:style-name="T6">–Я тоже скучал по тебе. У меня просто нет времени на то, чтобы куда-то ездить. Дел полно. И все по-прежнему тоскливо и скучно, ничего нового практически. </text:span></text:p>
      <text:p text:style-name="P2"><text:span text:style-name="T6">–Ну, тогда, может быть, тебя обрадует новость, что твой брат завтра прилетает в Москву из Парижа. И у него есть новые разработки. Так называемый проект «Спрут». Классная штука. </text:span></text:p>
      <text:p text:style-name="P2"><text:span text:style-name="T6">–Алехин решил вернуться? Его в Москве не было уже 4 года. </text:span></text:p>
      <text:p text:style-name="P2"><text:soft-page-break/><text:span text:style-name="T6">–Да, я знаю. Он катался с женой по миру. И занимался своими разработками. Кстати, как там операция лотос? </text:span></text:p>
      <text:p text:style-name="P2"><text:span text:style-name="T6">–Все идет в соответствии с планом. Наш цветочек практически расцвел.</text:span></text:p>
      <text:p text:style-name="P2"><text:span text:style-name="T6">–Ты так довольно и уверенно говоришь. А ну говори, что ты придумал. </text:span></text:p>
      <text:p text:style-name="P2"><text:span text:style-name="T6">–Думаю, нам пора пригласить агента Лотос вернуться. </text:span></text:p>
      <text:p text:style-name="P2"><text:span text:style-name="T6">–Зачем она тебе вообще нужна? </text:span></text:p>
      <text:p text:style-name="P2"><text:span text:style-name="T6">–Лучше нее профессионала нет. Она мастер своего дела. А в наших руках она станет незаменимым работником, и мы сможем завладеть всем, чем захотим. </text:span></text:p>
      <text:p text:style-name="P2"><text:span text:style-name="T6">–А с чего ты так уверен, что она вообще будет работать на тебя? </text:span></text:p>
      <text:p text:style-name="P2"><text:span text:style-name="T6">–Помогут наши новые друзья. </text:span></text:p>
      <text:p text:style-name="P2"><text:span text:style-name="T6">–Какие еще друзья? Ты чем тут вообще занимался, пока меня не было?!</text:span></text:p>
      <text:p text:style-name="P2"><text:span text:style-name="T6">–Алексей, пригласи, пожалуйста, доктора! – крикнул Виктор.</text:span></text:p>
      <text:p text:style-name="P2"><text:span text:style-name="T6">Через пару минут в зал в сопровождении Алексея вошел Максим. Виктор включил проектор. На слайде была представлена схема сложного микрочипа новой модели. </text:span></text:p>
      <text:p text:style-name="P2"><text:span text:style-name="T6">–Доктор, расскажите нам о вашей разработке поподробнее, – произнес Виктор.</text:span></text:p>
      <text:p text:style-name="P2"><text:span text:style-name="T6">–Это разработка CXZ-7. Универсальный микрочип, который встраивается в любую нейронную систему и может быть использовано. Есть лишь одна проблема. </text:span></text:p>
      <text:p text:style-name="P2"><text:span text:style-name="T6">–Необходимы частотные модуляторы, на разработку которых у вас нет времени, уважаемый. Это прекрасно понятно. Такую нейронную </text:span><text:soft-page-break/><text:span text:style-name="T6">сеть, которая сама по себе подстроится под собственные клетки живого существа очень сложно, – произнесла Маша, перебивая его.</text:span></text:p>
      <text:p text:style-name="P2"><text:span text:style-name="T6">–Вы абсолютно правы. Однако, я полагаю, есть тот, кто преуспел в этом. </text:span></text:p>
      <text:p text:style-name="P2"><text:span text:style-name="T6">–Разумеется. Проект «Спрут», разработанный Павлом Данииловичем Алехиным. </text:span></text:p>
      <text:p text:style-name="P2"><text:span text:style-name="T6">–Алехин вы сказали?! – переспросил Максим. </text:span></text:p>
      <text:p text:style-name="P2"><text:span text:style-name="T6">–Да, именно так, товарищ академик или как вас там. Он создал такую разработку. Получается, совместив ее с вашим чипом, мы сможем взять контроль над любым живым существом. Но это еще не все. Эта система позволит нам с легкостью обойти любую систему защиты, – задумчиво пробормотала девушка. </text:span></text:p>
      <text:p text:style-name="P2"><text:span text:style-name="T6">–Я же говорил тебе, что наша операция пройдет успешно, – довольно сказал Виктор. </text:span></text:p>
      <text:p text:style-name="P2"><text:span text:style-name="T6">–Это мы еще посмотрим. Нам нужно не разглагольствовать, а действовать. </text:span></text:p>
      <text:p text:style-name="P2"><text:span text:style-name="T6">–Благодарю, доктор. Алексей отвезет вас в ваш пинтхаус.</text:span></text:p>
      <text:p text:style-name="P2"><text:span text:style-name="T6">Максим кивнул и удалился вслед за вошедшим Алексеем. </text:span></text:p>
      <text:p text:style-name="P2"><text:span text:style-name="T6">–Девушка вновь обняла Виктора. Тот осторожно поднял ее голову и слился с ней в неглубоком поцелуе. </text:span></text:p>
      <text:p text:style-name="P2"><text:span text:style-name="T6">–Поехали домой, я хочу что-нибудь интересное, – сказала девушка, отрываясь.</text:span></text:p>
      <text:p text:style-name="P2"><text:span text:style-name="T6">–Хорошо, поехали, – ответил Виктор. </text:span></text:p>
      <text:p text:style-name="P2"><text:span text:style-name="T6">Взявшись за руки, они вышли из зала, после чего двери плавно задвинулись за ними. Выйдя из офиса, молодой человек и девушка сели в вертолет и направились в сторону дома Виктор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7:59.299000000</meta:creation-date>
    <dc:date>2022-05-15T19:48:19.039000000</dc:date>
    <meta:editing-duration>PT19S</meta:editing-duration>
    <meta:editing-cycles>1</meta:editing-cycles>
    <meta:document-statistic meta:table-count="0" meta:image-count="0" meta:object-count="0" meta:page-count="3" meta:paragraph-count="39" meta:word-count="548" meta:character-count="3668" meta:non-whitespace-character-count="3119"/>
    <meta:generator>LibreOffice/7.2.2.2$Windows_X86_64 LibreOffice_project/02b2acce88a210515b4a5bb2e46cbfb63fe97d56</meta:generator>
  </office:meta>
</office:document-meta>
</file>